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nge_vectors64" table:style-name="ta1">
        <table:shapes>
          <draw:frame draw:z-index="0" draw:style-name="gr1" draw:text-style-name="P1" svg:width="453.32pt" svg:height="255.23pt" svg:x="212.23pt" svg:y="74.55pt">
            <draw:object draw:notify-on-update-of-ranges="munge_vectors64.A1:munge_vectors64.A65 munge_vectors64.B1:munge_vectors64.B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2.49" calcext:value-type="float">
            <text:p>692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720.17" calcext:value-type="float">
            <text:p>196720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301.41" calcext:value-type="float">
            <text:p>196301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6298.19" calcext:value-type="float">
            <text:p>196298.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4.99" calcext:value-type="float">
            <text:p>684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8313.12" calcext:value-type="float">
            <text:p>198313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8594.82" calcext:value-type="float">
            <text:p>198594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9171.66" calcext:value-type="float">
            <text:p>199171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5.48" calcext:value-type="float">
            <text:p>695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5381.02" calcext:value-type="float">
            <text:p>195381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5258.47" calcext:value-type="float">
            <text:p>195258.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5260.6" calcext:value-type="float">
            <text:p>195260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2.85" calcext:value-type="float">
            <text:p>682.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4899.28" calcext:value-type="float">
            <text:p>194899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4745.24" calcext:value-type="float">
            <text:p>194745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4731.87" calcext:value-type="float">
            <text:p>194731.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9.78" calcext:value-type="float">
            <text:p>689.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3668.52" calcext:value-type="float">
            <text:p>193668.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3712.01" calcext:value-type="float">
            <text:p>193712.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3708.93" calcext:value-type="float">
            <text:p>193708.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0.54" calcext:value-type="float">
            <text:p>670.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3740.72" calcext:value-type="float">
            <text:p>193740.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1088.28" calcext:value-type="float">
            <text:p>191088.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0939.94" calcext:value-type="float">
            <text:p>190939.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83.62" calcext:value-type="float">
            <text:p>683.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1948.77" calcext:value-type="float">
            <text:p>191948.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1910.87" calcext:value-type="float">
            <text:p>191910.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3149.42" calcext:value-type="float">
            <text:p>193149.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71.75" calcext:value-type="float">
            <text:p>671.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2509" calcext:value-type="float">
            <text:p>1925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2144.09" calcext:value-type="float">
            <text:p>192144.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2140.29" calcext:value-type="float">
            <text:p>192140.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80.23" calcext:value-type="float">
            <text:p>680.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2052.94" calcext:value-type="float">
            <text:p>192052.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0797.36" calcext:value-type="float">
            <text:p>190797.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0600.37" calcext:value-type="float">
            <text:p>190600.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0598.98" calcext:value-type="float">
            <text:p>190598.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2034" calcext:value-type="float">
            <text:p>1920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1158.51" calcext:value-type="float">
            <text:p>191158.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9.25" calcext:value-type="float">
            <text:p>679.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9087.86" calcext:value-type="float">
            <text:p>189087.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9058.07" calcext:value-type="float">
            <text:p>189058.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9054.59" calcext:value-type="float">
            <text:p>189054.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1.92" calcext:value-type="float">
            <text:p>651.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0512.36" calcext:value-type="float">
            <text:p>190512.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9389.58" calcext:value-type="float">
            <text:p>189389.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9402.17" calcext:value-type="float">
            <text:p>189402.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72.76" calcext:value-type="float">
            <text:p>672.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7038.09" calcext:value-type="float">
            <text:p>187038.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8486.51" calcext:value-type="float">
            <text:p>188486.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8916.67" calcext:value-type="float">
            <text:p>188916.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3.98" calcext:value-type="float">
            <text:p>653.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8955.26" calcext:value-type="float">
            <text:p>188955.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8944.68" calcext:value-type="float">
            <text:p>188944.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8942.71" calcext:value-type="float">
            <text:p>188942.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1.79" calcext:value-type="float">
            <text:p>661.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7422.32" calcext:value-type="float">
            <text:p>187422.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0060.8" calcext:value-type="float">
            <text:p>190060.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7030.47" calcext:value-type="float">
            <text:p>187030.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9.59" calcext:value-type="float">
            <text:p>649.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6908.3" calcext:value-type="float">
            <text:p>186908.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6910.44" calcext:value-type="float">
            <text:p>186910.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6899.22" calcext:value-type="float">
            <text:p>186899.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8.31" calcext:value-type="float">
            <text:p>658.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9T15:20:08.798705407</dc:date>
    <meta:editing-duration>PT5M32S</meta:editing-duration>
    <meta:editing-cycles>1</meta:editing-cycles>
    <meta:document-statistic meta:table-count="1" meta:cell-count="130" meta:object-count="1"/>
    <meta:generator>LibreOffice/6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title svg:x="6.034cm" svg:y="0.316cm" chart:style-name="ch2">
          <text:p>munge_vectors_64</text:p>
        </chart:title>
        <chart:legend chart:legend-position="end" svg:x="12.876cm" svg:y="4.203cm" style:legend-expansion="high" chart:style-name="ch3"/>
        <chart:plot-area chart:style-name="ch4" table:cell-range-address="munge_vectors64.A1:munge_vectors64.B65" chart:data-source-has-labels="both" svg:x="1.33cm" svg:y="1.275cm" svg:width="11.227cm" svg:height="6.569cm">
          <chartooo:coordinate-region svg:x="2.692cm" svg:y="1.474cm" svg:width="9.725cm" svg:height="5.578cm"/>
          <chart:axis chart:dimension="x" chart:name="primary-x" chart:style-name="ch5" chartooo:axis-type="auto">
            <chartooo:date-scale/>
            <chart:title svg:x="6.158cm" svg:y="8.024cm" chart:style-name="ch6">
              <text:p>Alignment</text:p>
            </chart:title>
            <chart:categories table:cell-range-address="munge_vectors64.A1:munge_vectors64.A65"/>
          </chart:axis>
          <chart:axis chart:dimension="y" chart:name="primary-y" chart:style-name="ch5">
            <chart:title svg:x="0.451cm" svg:y="5.066cm" chart:style-name="ch7">
              <text:p>cycles</text:p>
            </chart:title>
            <chart:grid chart:style-name="ch8" chart:class="major"/>
          </chart:axis>
          <chart:series chart:style-name="ch9" chart:values-cell-range-address="munge_vectors64.B1:munge_vectors64.B65" loext:label-string="progression" chart:class="chart:line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ession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unge_vectors64.A1:munge_vectors64.A65</svg:desc>
                </draw:g>
              </table:table-cell>
              <table:table-cell office:value-type="float" office:value="692.49">
                <text:p>692.49</text:p>
                <draw:g>
                  <svg:desc>munge_vectors64.B1:munge_vectors64.B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96720.17">
                <text:p>196720.1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6301.41">
                <text:p>196301.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6298.19">
                <text:p>196298.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84.99">
                <text:p>684.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8313.12">
                <text:p>198313.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8594.82">
                <text:p>198594.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9171.66">
                <text:p>199171.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95.48">
                <text:p>695.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5381.02">
                <text:p>195381.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5258.47">
                <text:p>195258.4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5260.6">
                <text:p>195260.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82.85">
                <text:p>682.8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4899.28">
                <text:p>194899.2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94745.24">
                <text:p>194745.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4731.87">
                <text:p>194731.8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89.78">
                <text:p>689.7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3668.52">
                <text:p>193668.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93712.01">
                <text:p>193712.0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3708.93">
                <text:p>193708.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70.54">
                <text:p>670.5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93740.72">
                <text:p>193740.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91088.28">
                <text:p>191088.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90939.94">
                <text:p>190939.9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83.62">
                <text:p>683.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91948.77">
                <text:p>191948.7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91910.87">
                <text:p>191910.8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93149.42">
                <text:p>193149.4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71.75">
                <text:p>671.7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92509">
                <text:p>1925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2144.09">
                <text:p>192144.0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92140.29">
                <text:p>192140.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80.23">
                <text:p>680.2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92052.94">
                <text:p>192052.9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90797.36">
                <text:p>190797.3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90600.37">
                <text:p>190600.3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90598.98">
                <text:p>190598.9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92034">
                <text:p>19203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91158.51">
                <text:p>191158.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79.25">
                <text:p>679.2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89087.86">
                <text:p>189087.8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89058.07">
                <text:p>189058.0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89054.59">
                <text:p>189054.5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51.92">
                <text:p>651.9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90512.36">
                <text:p>190512.3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89389.58">
                <text:p>189389.5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89402.17">
                <text:p>189402.1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72.76">
                <text:p>672.7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87038.09">
                <text:p>187038.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8486.51">
                <text:p>188486.5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88916.67">
                <text:p>188916.6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53.98">
                <text:p>653.9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88955.26">
                <text:p>188955.2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88944.68">
                <text:p>188944.6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88942.71">
                <text:p>188942.7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61.79">
                <text:p>661.7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87422.32">
                <text:p>187422.3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90060.8">
                <text:p>190060.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87030.47">
                <text:p>187030.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49.59">
                <text:p>649.5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86908.3">
                <text:p>186908.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86910.44">
                <text:p>186910.4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86899.22">
                <text:p>186899.2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58.31">
                <text:p>658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